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80" style:text-line-through-style="none" style:text-line-through-type="none" style:font-name="Times New Roman" fo:font-size="14pt" fo:letter-spacing="normal" fo:font-style="normal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OSGeo/gdal" text:style-name="Internet_20_link" text:visited-style-name="Visited_20_Internet_20_Link"><text:span text:style-name="Strong_20_Emphasis"><text:span text:style-name="T3">GDAL</text:span></text:span></text:a><text:span text:style-name="T2"> </text:span><text:span text:style-name="T1">(Geospatial Data Abstraction Library), a translator library for raster geospatial data formats.</text:span><text:line-break/><text:span text:style-name="T1">This distribution includes a complete GDAL installation.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8:43:32.326282380</meta:creation-date>
    <dc:date>2018-08-30T18:44:04.429287649</dc:date>
    <meta:editing-duration>PT34S</meta:editing-duration>
    <meta:editing-cycles>1</meta:editing-cycles>
    <meta:document-statistic meta:table-count="0" meta:image-count="0" meta:object-count="0" meta:page-count="1" meta:paragraph-count="1" meta:word-count="20" meta:character-count="158" meta:non-whitespace-character-count="138"/>
    <meta:generator>LibreOffice/5.1.4.2$Linux_X86_64 LibreOffice_project/10m0$Build-2</meta:generator>
  </office:meta>
</office:document-meta>
</file>